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303030" draw:stroke-linejoin="round" draw:fill="solid" draw:fill-color="#4a86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303030" draw:stroke-linejoin="round" draw:fill="solid" draw:fill-color="#38761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61c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3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ealOffice UI Concept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5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erface #1: Admin User</text:span></text:p>
          </draw:text-box>
        </draw:frame>
        <draw:frame draw:name="Shape 60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Interface Location: Admin Portal</text:span></text:p>
          </draw:text-box>
        </draw:frame>
        <presentation:notes draw:style-name="dp2">
          <draw:page-thumbnail draw:name="Shape 56" draw:style-name="gr1" draw:layer="layout" svg:width="16.932cm" svg:height="9.524cm" svg:x="1.059cm" svg:y="1.905cm" draw:page-number="2" presentation:class="page"/>
          <draw:frame draw:name="Shape 5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 to RealOffice Admin Portal!" draw:style-name="dp1" draw:master-page-name="Title_20_and_20_body" presentation:presentation-page-layout-name="AL2T1">
        <draw:frame draw:name="Shape 65" presentation:style-name="pr4" draw:text-style-name="P6" draw:layer="layout" svg:width="23.667cm" svg:height="1.59cm" svg:x="0.866cm" svg:y="1.025cm" presentation:class="title" presentation:user-transformed="true">
          <draw:text-box>
            <text:p text:style-name="P5"><text:span text:style-name="T3">Welcome to RealOffice Admin Portal!</text:span></text:p>
          </draw:text-box>
        </draw:frame>
        <draw:frame draw:name="Shape 66" presentation:style-name="pr5" draw:text-style-name="P7" draw:layer="layout" svg:width="11.451cm" svg:height="7.083cm" svg:x="6.793cm" svg:y="3.625cm" presentation:class="outline" presentation:user-transformed="true">
          <draw:text-box>
            <text:p text:style-name="P5"><text:span text:style-name="T3">Login:</text:span></text:p>
            <text:p text:style-name="P5"><text:span text:style-name="T3"/></text:p>
            <text:p text:style-name="P5"><text:span text:style-name="T3">Username:</text:span></text:p>
            <text:p text:style-name="P5"><text:span text:style-name="T3"/></text:p>
            <text:p text:style-name="P5"><text:span text:style-name="T3">Password:</text:span></text:p>
            <text:p text:style-name="P5"><text:span text:style-name="T3"/></text:p>
            <text:p text:style-name="P5"><text:span text:style-name="T3"/></text:p>
          </draw:text-box>
        </draw:frame>
        <draw:custom-shape draw:name="Shape 67" draw:style-name="gr2" draw:text-style-name="P8" draw:layer="layout" svg:width="7.179cm" svg:height="1.125cm" svg:x="12.454cm" svg:y="6.39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" draw:style-name="gr2" draw:text-style-name="P8" draw:layer="layout" svg:width="7.179cm" svg:height="1.125cm" svg:x="12.454cm" svg:y="8.72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3" draw:text-style-name="P9" draw:layer="layout" svg:width="3.876cm" svg:height="1.437cm" svg:x="7.771cm" svg:y="11.303cm">
          <text:p text:style-name="P1"><text:span text:style-name="T4">Log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0" draw:style-name="gr3" draw:text-style-name="P9" draw:layer="layout" svg:width="4.562cm" svg:height="1.437cm" svg:x="13.275cm" svg:y="11.303cm">
          <text:p text:style-name="P1"><text:span text:style-name="T4">Forgot Passwo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62" draw:style-name="gr1" draw:layer="layout" svg:width="16.932cm" svg:height="9.524cm" svg:x="1.059cm" svg:y="1.905cm" draw:page-number="3" presentation:class="page"/>
          <draw:frame draw:name="Shape 63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min Portal" draw:style-name="dp1" draw:master-page-name="Title_20_and_20_body" presentation:presentation-page-layout-name="AL2T1">
        <draw:frame draw:name="Shape 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dmin Portal</text:span></text:p>
          </draw:text-box>
        </draw:frame>
        <draw:frame draw:name="Shape 76" presentation:style-name="pr5" draw:text-style-name="P7" draw:layer="layout" svg:width="23.667cm" svg:height="9.489cm" svg:x="1.289cm" svg:y="3.201cm" presentation:class="outline" presentation:user-transformed="true">
          <draw:text-box>
            <text:p text:style-name="P10"><text:span text:style-name="T5">User List:</text:span></text:p>
            <text:p text:style-name="P11"><text:span text:style-name="T5">User #</text:span><text:span text:style-name="T5"><text:tab/></text:span><text:span text:style-name="T5"><text:tab/></text:span><text:span text:style-name="T5">Name</text:span><text:span text:style-name="T5"><text:tab/></text:span><text:span text:style-name="T5"><text:tab/></text:span><text:span text:style-name="T5">Type</text:span></text:p>
            <text:p text:style-name="P12"><text:span text:style-name="T5">1</text:span><text:span text:style-name="T5"><text:tab/></text:span><text:span text:style-name="T5"><text:tab/></text:span><text:span text:style-name="T5">&lt;user1?&gt;</text:span><text:span text:style-name="T5"><text:tab/></text:span><text:span text:style-name="T5">&lt;type1?&gt;</text:span></text:p>
            <text:p text:style-name="P12"><text:span text:style-name="T5">2</text:span><text:span text:style-name="T5"><text:tab/></text:span><text:span text:style-name="T5"><text:tab/></text:span><text:span text:style-name="T5">&lt;user2?&gt;</text:span><text:span text:style-name="T5"><text:tab/></text:span><text:span text:style-name="T5">&lt;type2?&gt;</text:span></text:p>
          </draw:text-box>
        </draw:frame>
        <draw:custom-shape draw:name="Shape 77" draw:style-name="gr4" draw:text-style-name="P13" draw:layer="layout" svg:width="0.656cm" svg:height="0.781cm" svg:x="1.267cm" svg:y="6.253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Shape 78">
          <draw:custom-shape draw:name="Shape 79" draw:style-name="gr4" draw:text-style-name="P13" draw:layer="layout" svg:width="0.656cm" svg:height="0.781cm" svg:x="1.267cm" svg:y="7.734cm">
            <text:p text:style-name="P5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Shape 80">
            <draw:custom-shape draw:name="Shape 81" draw:style-name="gr5" draw:text-style-name="P14" draw:layer="layout" svg:width="3.876cm" svg:height="1.437cm" svg:x="1.21cm" svg:y="11.726cm">
              <text:p text:style-name="P1"><text:span text:style-name="T4">Ad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hape 82" draw:style-name="gr6" draw:text-style-name="P15" draw:layer="layout" svg:width="3.876cm" svg:height="1.437cm" svg:x="5.866cm" svg:y="11.726cm">
              <text:p text:style-name="P1"><text:span text:style-name="T4">Delet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Shape 83" draw:style-name="gr7" draw:text-style-name="P16" draw:layer="layout" svg:width="1cm" svg:height="0.781cm" svg:x="1.095cm" svg:y="6.4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8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erface #2: Staff User</text:span></text:p>
          </draw:text-box>
        </draw:frame>
        <draw:frame draw:name="Shape 89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Interface Location: Web Portal</text:span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5" presentation:class="page"/>
          <draw:frame draw:name="Shape 8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ome to RealOffice!" draw:style-name="dp1" draw:master-page-name="Title_20_and_20_body" presentation:presentation-page-layout-name="AL2T1">
        <draw:frame draw:name="Shape 94" presentation:style-name="pr4" draw:text-style-name="P6" draw:layer="layout" svg:width="23.667cm" svg:height="1.59cm" svg:x="0.866cm" svg:y="1.025cm" presentation:class="title" presentation:user-transformed="true">
          <draw:text-box>
            <text:p text:style-name="P5"><text:span text:style-name="T3">Welcome to RealOffice!</text:span></text:p>
          </draw:text-box>
        </draw:frame>
        <draw:frame draw:name="Shape 95" presentation:style-name="pr5" draw:text-style-name="P7" draw:layer="layout" svg:width="11.451cm" svg:height="7.083cm" svg:x="6.793cm" svg:y="3.625cm" presentation:class="outline" presentation:user-transformed="true">
          <draw:text-box>
            <text:p text:style-name="P5"><text:span text:style-name="T3">Login:</text:span></text:p>
            <text:p text:style-name="P5"><text:span text:style-name="T3"/></text:p>
            <text:p text:style-name="P5"><text:span text:style-name="T3">Username:</text:span></text:p>
            <text:p text:style-name="P5"><text:span text:style-name="T3"/></text:p>
            <text:p text:style-name="P5"><text:span text:style-name="T3">Password:</text:span></text:p>
            <text:p text:style-name="P5"><text:span text:style-name="T3"/></text:p>
            <text:p text:style-name="P5"><text:span text:style-name="T3"/></text:p>
          </draw:text-box>
        </draw:frame>
        <draw:custom-shape draw:name="Shape 96" draw:style-name="gr2" draw:text-style-name="P8" draw:layer="layout" svg:width="7.179cm" svg:height="1.125cm" svg:x="12.454cm" svg:y="6.39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2" draw:text-style-name="P8" draw:layer="layout" svg:width="7.179cm" svg:height="1.125cm" svg:x="12.454cm" svg:y="8.72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3" draw:text-style-name="P9" draw:layer="layout" svg:width="3.876cm" svg:height="1.437cm" svg:x="7.771cm" svg:y="11.303cm">
          <text:p text:style-name="P1"><text:span text:style-name="T4">Log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99" draw:style-name="gr3" draw:text-style-name="P9" draw:layer="layout" svg:width="4.562cm" svg:height="1.437cm" svg:x="13.275cm" svg:y="11.303cm">
          <text:p text:style-name="P1"><text:span text:style-name="T4">Forgot Passwo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91" draw:style-name="gr1" draw:layer="layout" svg:width="16.932cm" svg:height="9.524cm" svg:x="1.059cm" svg:y="1.905cm" draw:page-number="6" presentation:class="page"/>
          <draw:frame draw:name="Shape 9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shboard" draw:style-name="dp1" draw:master-page-name="Title_20_and_20_body" presentation:presentation-page-layout-name="AL2T1">
        <draw:frame draw:name="Shape 1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shboard</text:span></text:p>
          </draw:text-box>
        </draw:frame>
        <draw:frame draw:name="Shape 105" presentation:style-name="pr7" draw:text-style-name="P7" draw:layer="layout" svg:width="11.451cm" svg:height="7.083cm" svg:x="6.793cm" svg:y="3.625cm" presentation:class="outline" presentation:user-transformed="true">
          <draw:text-box>
            <text:p text:style-name="P1"><text:span text:style-name="T3">Look at HTML pages</text:span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Shape 110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erface #3: Organizer</text:span></text:p>
          </draw:text-box>
        </draw:frame>
        <draw:frame draw:name="Shape 111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Interface Location: Organizer Inbox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8" presentation:class="page"/>
          <draw:frame draw:name="Shape 10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1T0">
        <draw:frame draw:name="Shape 116" presentation:style-name="pr3" draw:text-style-name="P4" draw:layer="layout" svg:width="23.667cm" svg:height="2.201cm" svg:x="0.866cm" svg:y="1.099cm" presentation:class="subtitle" presentation:user-transformed="true">
          <draw:text-box>
            <text:p text:style-name="P5"><text:span text:style-name="T3">&lt;meetingName?&gt; Scheduled</text:span></text:p>
          </draw:text-box>
        </draw:frame>
        <draw:custom-shape draw:name="Shape 117" draw:style-name="gr8" draw:text-style-name="P16" draw:layer="layout" svg:width="22.352cm" svg:height="7.722cm" svg:x="1.587cm" svg:y="3.946cm">
          <text:p text:style-name="P5"><text:span text:style-name="T4">Hello &lt;organizerName?&gt;</text:span></text:p>
          <text:p text:style-name="P5"><text:span text:style-name="T4"/></text:p>
          <text:p text:style-name="P5"><text:span text:style-name="T4">&lt;meetingName?&gt; is scheduled on &lt;day?&gt; at &lt;timeSlot?&gt; in &lt;venue?&gt;. </text:span></text:p>
          <text:p text:style-name="P5"><text:span text:style-name="T4"/></text:p>
          <text:p text:style-name="P5"><text:span text:style-name="T4">Please fill the meeting requirements:</text:span></text:p>
          <text:p text:style-name="P5"><text:span text:style-name="T4"/></text:p>
          <text:p text:style-name="P5"><text:span text:style-name="T4">Requirement #1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Qty:</text:span></text:p>
          <text:p text:style-name="P5"><text:span text:style-name="T4"/></text:p>
          <text:p text:style-name="P5"><text:span text:style-name="T4">Requirement #2: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Qty:</text:span></text:p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3" draw:text-style-name="P9" draw:layer="layout" svg:width="3.876cm" svg:height="1.437cm" svg:x="2.189cm" svg:y="12.018cm">
          <text:p text:style-name="P1"><text:span text:style-name="T4">Submi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19" draw:style-name="gr4" draw:text-style-name="P13" draw:layer="layout" svg:width="4.501cm" svg:height="0.937cm" svg:x="5.909cm" svg:y="7.455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0" draw:style-name="gr4" draw:text-style-name="P13" draw:layer="layout" svg:width="4.501cm" svg:height="0.937cm" svg:x="5.909cm" svg:y="8.725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4" draw:text-style-name="P13" draw:layer="layout" svg:width="2.34cm" svg:height="0.937cm" svg:x="15.01cm" svg:y="7.455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2" draw:style-name="gr4" draw:text-style-name="P13" draw:layer="layout" svg:width="2.34cm" svg:height="0.937cm" svg:x="15.01cm" svg:y="8.725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3" draw:style-name="gr3" draw:text-style-name="P9" draw:layer="layout" svg:width="6.209cm" svg:height="0.937cm" svg:x="1.887cm" svg:y="10.207cm">
          <text:p text:style-name="P1"><text:span text:style-name="T6">Add more Requiremen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13" draw:style-name="gr1" draw:layer="layout" svg:width="16.932cm" svg:height="9.524cm" svg:x="1.059cm" svg:y="1.905cm" draw:page-number="9" presentation:class="page"/>
          <draw:frame draw:name="Shape 11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Shape 12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Shape 129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Your requirements have been forwarded to the office.</text:span></text:p>
            <text:p text:style-name="P1"><text:span text:style-name="T2">You will be contacted by the office soon with confirmation.</text:span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0" presentation:class="page"/>
          <draw:frame draw:name="Shape 12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Shape 13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erface #4: Participant</text:span></text:p>
          </draw:text-box>
        </draw:frame>
        <draw:frame draw:name="Shape 135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Interface Location: Participant Inbox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1" presentation:class="page"/>
          <draw:frame draw:name="Shape 132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Shape 140" presentation:style-name="pr3" draw:text-style-name="P4" draw:layer="layout" svg:width="23.667cm" svg:height="2.201cm" svg:x="0.866cm" svg:y="1.099cm" presentation:class="subtitle" presentation:user-transformed="true">
          <draw:text-box>
            <text:p text:style-name="P5"><text:span text:style-name="T3">Invitation for &lt;meetingName?&gt;</text:span></text:p>
          </draw:text-box>
        </draw:frame>
        <draw:custom-shape draw:name="Shape 141" draw:style-name="gr8" draw:text-style-name="P16" draw:layer="layout" svg:width="22.352cm" svg:height="7.722cm" svg:x="1.587cm" svg:y="4.158cm">
          <text:p text:style-name="P5"><text:span text:style-name="T4">Hello &lt;participantName?&gt;</text:span></text:p>
          <text:p text:style-name="P5"><text:span text:style-name="T4"/></text:p>
          <text:p text:style-name="P5"><text:span text:style-name="T4">You are invited to &lt;meetingName?&gt; scheduled on &lt;day?&gt; at &lt;timeSlot?&gt; in &lt;venue?&gt;. </text:span></text:p>
          <text:p text:style-name="P5"><text:span text:style-name="T4"/></text:p>
          <text:p text:style-name="P5"><text:span text:style-name="T4">Will you be attending the meet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3" draw:text-style-name="P9" draw:layer="layout" svg:width="3.876cm" svg:height="1.437cm" svg:x="8.116cm" svg:y="8.208cm">
          <text:p text:style-name="P1"><text:span text:style-name="T4">Y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3" draw:style-name="gr3" draw:text-style-name="P9" draw:layer="layout" svg:width="3.876cm" svg:height="1.437cm" svg:x="13.408cm" svg:y="8.208cm">
          <text:p text:style-name="P1"><text:span text:style-name="T4">N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12" presentation:class="page"/>
          <draw:frame draw:name="Shape 13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 presentation:presentation-page-layout-name="AL1T0">
        <draw:frame draw:name="Shape 14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Shape 149" presentation:style-name="pr3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7">Your response has been recorded.</text:span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aladea1" svg:font-family="Caladea" style:font-pitch="variable"/>
    <style:font-face style:name="Courier New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5.1.0.3$Linux_X86_64 LibreOffice_project/</meta:generator>
  </office:meta>
</office:document-meta>
</file>